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</style:style>
    <style:style style:name="P5" style:family="paragraph">
      <loext:graphic-properties draw:fill="none" draw:fill-color="#ffffff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6" style:family="paragraph">
      <style:paragraph-properties fo:margin-left="0cm" fo:margin-right="0cm" fo:margin-top="0cm" fo:margin-bottom="0cm" fo:text-align="start" fo:text-indent="0cm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text-position="super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" style:family="text">
      <style:text-properties fo:color="#ffffff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063cm" svg:x="1.27cm" svg:y="0.254cm">
          <draw:text-box>
            <text:p text:style-name="P1"><text:span text:style-name="T1">EPISTLE</text:span></text:p>
            <text:p text:style-name="P1"><text:span text:style-name="T2">James 3:13-4:1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5" draw:layer="layout" svg:width="25.4cm" svg:height="7.766cm" svg:x="1.27cm" svg:y="0.87cm">
          <draw:text-box>
            <text:p text:style-name="P4"><text:span text:style-name="T3">13</text:span><text:span text:style-name="T4">Who is wise and understanding among you? By his good conduct let him show his works in the meekness of wisdom. </text:span><text:span text:style-name="T3">14</text:span><text:span text:style-name="T4">But if you have bitter jealousy and selfish ambition in your hearts, do not boast and be false to the trut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7" draw:layer="layout" svg:width="24.892cm" svg:height="6.263cm" svg:x="1.524cm" svg:y="0.762cm">
          <draw:text-box>
            <text:p text:style-name="P6"><text:span text:style-name="T3">15</text:span><text:span text:style-name="T4">This is not the wisdom that comes down from above, but is earthly, unspiritual, demonic. </text:span><text:span text:style-name="T3">16</text:span><text:span text:style-name="T4">For where jealousy and selfish ambition exist, there will be disorder and every vile practic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3" draw:text-style-name="P7" draw:layer="layout" svg:width="24.892cm" svg:height="7.766cm" svg:x="1.524cm" svg:y="0.762cm">
          <draw:text-box>
            <text:p text:style-name="P6"><text:span text:style-name="T3">17</text:span><text:span text:style-name="T4">But the wisdom from above is first pure, then peaceable, gentle, open to reason, full of mercy and good fruits, impartial and sincere. </text:span><text:span text:style-name="T3">18</text:span><text:span text:style-name="T4">And a harvest of righteousness is sown in peace by those who make peac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3" draw:text-style-name="P5" draw:layer="layout" svg:width="25.4cm" svg:height="7.766cm" svg:x="1.314cm" svg:y="0.922cm">
          <draw:text-box>
            <text:p text:style-name="P6"><text:span text:style-name="T3">1</text:span><text:span text:style-name="T4">What causes quarrels and what causes fights among you? Is it not this, that your passions are at war within you? </text:span><text:span text:style-name="T3">2</text:span><text:span text:style-name="T4">You desire and do not have, so you murder. You covet and cannot obtain, so you fight and quarrel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3" draw:text-style-name="P5" draw:layer="layout" svg:width="25.4cm" svg:height="7.766cm" svg:x="1.292cm" svg:y="0.921cm">
          <draw:text-box>
            <text:p text:style-name="P6"><text:span text:style-name="T4">You do not have, because you do not ask. </text:span><text:span text:style-name="T3">3</text:span><text:span text:style-name="T4">You ask and do not receive, because you ask wrongly, to spend it on your passions. </text:span><text:span text:style-name="T3">4</text:span><text:span text:style-name="T4">You adulterous people! Do you not know that friendship with the world is enmity with God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3" draw:text-style-name="P2" draw:layer="layout" svg:width="25.4cm" svg:height="7.766cm" svg:x="1.502cm" svg:y="0.882cm">
          <draw:text-box>
            <text:p text:style-name="P6"><text:span text:style-name="T4">Therefore whoever wishes to be a friend of the world makes himself an enemy of God. </text:span><text:span text:style-name="T3">5</text:span><text:span text:style-name="T4">Or do you suppose it is to no purpose that the Scripture says, “He yearns jealously over the spirit that he has made to dwell in us”?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3" draw:text-style-name="P5" draw:layer="layout" svg:width="25.4cm" svg:height="7.766cm" svg:x="1.336cm" svg:y="1.016cm">
          <draw:text-box>
            <text:p text:style-name="P6"><text:span text:style-name="T3">6</text:span><text:span text:style-name="T4">But he gives more grace. Therefore it says, “God opposes the proud, but gives grace to the humble.” </text:span><text:span text:style-name="T3">7</text:span><text:span text:style-name="T4">Submit yourselves therefore to God. Resist the devil, and he will flee from you. </text:span><text:span text:style-name="T3">8</text:span><text:span text:style-name="T4">Draw near to God, and he will draw near to you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5" draw:text-style-name="P8" draw:layer="layout" svg:width="25.4cm" svg:height="7.874cm" svg:x="1.27cm" svg:y="0.762cm">
          <draw:text-box>
            <text:p text:style-name="P4"><text:span text:style-name="T4">Cleanse your hands, you sinners, and purify your hearts, you double-minded. </text:span><text:span text:style-name="T3">9</text:span><text:span text:style-name="T4">Be wretched and mourn and weep. Let your laughter be turned to mourning and your joy to gloom. </text:span><text:span text:style-name="T3">10</text:span><text:span text:style-name="T4">Humble yourselves before the Lord, and he will exalt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9T13:08:58.471000000</meta:creation-date>
    <dc:title>Hymn template</dc:title>
    <meta:editing-duration>PT1M46S</meta:editing-duration>
    <meta:editing-cycles>7</meta:editing-cycles>
    <meta:generator>LibreOffice/6.0.5.2$Windows_X86_64 LibreOffice_project/54c8cbb85f300ac59db32fe8a675ff7683cd5a16</meta:generator>
    <meta:initial-creator>Arthur Hoch</meta:initial-creator>
    <dc:date>2018-09-18T16:01:45.856000000</dc:date>
    <meta:document-statistic meta:object-count="59"/>
    <meta:template xlink:type="simple" xlink:actuate="onRequest" xlink:title="Hymn template" xlink:href="../../AppData/Roaming/LibreOffice/4/user/template/Worship%20Templsates/Hymn%20template.otp" meta:date="2015-09-19T13:08:58.377000000"/>
  </office:meta>
</office:document-meta>
</file>